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B0023E71.png" manifest:media-type="image/png"/>
  <manifest:file-entry manifest:full-path="Pictures/100000010000027100000270C07497FA.png" manifest:media-type="image/png"/>
  <manifest:file-entry manifest:full-path="Pictures/10000001000002C0000002FAE88DD00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IBM Plex Sans JP" svg:font-family="'IBM Plex Sans JP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JP2" svg:font-family="'Noto Sans CJK JP'" style:font-family-generic="swiss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Zen Maru Gothic Black" svg:font-family="'Zen Maru Gothic Black'" style:font-family-generic="swiss" style:font-pitch="variable"/>
    <style:font-face style:name="Zen Old Mincho" svg:font-family="'Zen Old Minch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b2b2b2" draw:fill-gradient-name="Pastel_20_Bouquet" draw:textarea-vertical-align="bottom" draw:auto-grow-height="true" draw:auto-grow-width="false" fo:min-height="29.45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="gradient" draw:fill-gradient-name="Gradient_20_21" draw:opacity="100%" draw:opacity-name="Transparency_20_14" draw:textarea-horizontal-align="justify" draw:textarea-vertical-align="middle" draw:auto-grow-height="false" fo:min-height="3.618cm" fo:min-width="4.897cm" loext:decorative="false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none" loext:decorative="false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 loext:decorative="false"/>
    </style:style>
    <style:style style:name="gr7" style:family="graphic" style:parent-style-name="塗りつぶしなし線なしオブジェクト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34cm, 2.207cm, 4.335cm, 1.996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6.54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83cm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106cm" draw:marker-start-width="0.359cm" draw:marker-end-width="0.359cm" draw:fill-color="#ffffff" draw:textarea-horizontal-align="justify" draw:textarea-vertical-align="middle" draw:auto-grow-height="false" fo:min-height="2.826cm" fo:min-width="5.936cm" fo:padding-top="0.178cm" fo:padding-bottom="0.178cm" fo:padding-left="0.303cm" fo:padding-right="0.303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106cm" svg:stroke-color="#55308d" draw:marker-start-width="0.359cm" draw:marker-end-width="0.359cm" draw:fill="solid" draw:fill-color="#ffffff" draw:auto-grow-height="true" draw:auto-grow-width="false" fo:min-height="6.144cm" fo:padding-top="0.178cm" fo:padding-bottom="0.178cm" fo:padding-left="0.303cm" fo:padding-right="0.303cm" loext:decorative="false"/>
      <style:paragraph-properties style:writing-mode="lr-tb"/>
    </style:style>
    <style:style style:name="P1" style:family="paragraph">
      <loext:graphic-properties draw:fill="gradient" draw:fill-color="#b2b2b2" draw:fill-gradient-name="Pastel_20_Bouquet"/>
      <style:text-properties fo:color="#ffffff" loext:opacity="100%" style:font-name="IBM Plex Sans JP" style:font-name-asian="IBM Plex Sans JP"/>
    </style:style>
    <style:style style:name="P2" style:family="paragraph">
      <loext:graphic-properties draw:fill="gradient" draw:fill-gradient-name="Gradient_20_21" draw:opacity="100%" draw:opacity-name="Transparency_20_1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Zen Old Mincho" fo:font-size="128pt" style:font-name-asian="Zen Old Mincho" style:font-size-asian="128pt" style:font-size-complex="128pt"/>
    </style:style>
    <style:style style:name="P7" style:family="paragraph">
      <loext:graphic-properties draw:fill="none" draw:fill-color="#ffffff"/>
      <style:paragraph-properties fo:text-align="center"/>
      <style:text-properties style:font-name="IBM Plex Sans JP" fo:font-size="28pt" style:font-size-asian="28pt" style:font-size-complex="2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333333" loext:opacity="100%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33333" loext:opacity="100%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666666" loext:opacity="100%" fo:font-size="18pt" style:font-size-asian="18pt" style:font-size-complex="18pt"/>
    </style:style>
    <style:style style:name="T1" style:family="text">
      <style:text-properties fo:color="#ffffff" loext:opacity="100%" style:font-name="IBM Plex Sans JP" fo:font-size="36pt" style:font-name-asian="IBM Plex Sans JP" style:font-size-asian="36pt" style:font-size-complex="36pt"/>
    </style:style>
    <style:style style:name="T2" style:family="text">
      <style:text-properties fo:color="#ffffff" loext:opacity="100%" style:font-name="IBM Plex Sans JP" style:font-name-asian="IBM Plex Sans JP"/>
    </style:style>
    <style:style style:name="T3" style:family="text">
      <style:text-properties style:font-name="Zen Old Mincho" fo:font-size="128pt" style:font-name-asian="Zen Old Mincho" style:font-size-asian="128pt" style:font-size-complex="128pt"/>
    </style:style>
    <style:style style:name="T4" style:family="text">
      <style:text-properties style:font-name="IBM Plex Sans JP" fo:font-size="28pt" style:font-size-asian="28pt" style:font-size-complex="28pt"/>
    </style:style>
    <style:style style:name="T5" style:family="text">
      <style:text-properties fo:color="#333333" loext:opacity="100%" style:font-name="DejaVu Sans" fo:font-size="40pt" fo:font-weight="bold" style:font-name-asian="DejaVu Sans" style:font-size-asian="40pt" style:font-weight-asian="bold" style:font-size-complex="40pt" style:font-weight-complex="bold"/>
    </style:style>
    <style:style style:name="T6" style:family="text">
      <style:text-properties fo:color="#333333" loext:opacity="100%" style:font-name="Zen Maru Gothic Black" fo:font-size="36pt" fo:font-weight="bold" style:font-name-asian="Zen Maru Gothic Black" style:font-size-asian="36pt" style:font-weight-asian="bold" style:font-size-complex="36pt" style:font-weight-complex="bold"/>
    </style:style>
    <style:style style:name="T7" style:family="text">
      <style:text-properties fo:color="#333333" loext:opacity="100%" style:font-name="IBM Plex Sans JP" fo:font-size="24pt" style:font-name-asian="IBM Plex Sans JP" style:font-size-asian="24pt" style:font-size-complex="24pt"/>
    </style:style>
    <style:style style:name="T8" style:family="text">
      <style:text-properties fo:color="#333333" loext:opacity="100%" style:font-name="IBM Plex Sans JP" style:font-name-asian="IBM Plex Sans JP"/>
    </style:style>
    <style:style style:name="T9" style:family="text">
      <style:text-properties fo:color="#666666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29.7cm" svg:x="0cm" svg:y="0cm">
          <draw:text-box>
            <text:p><text:span text:style-name="T1">今、人類は分岐点にいます。なんてことを去年も一昨年も、いやもっとずっと前から言ってましたよね。来年も再来年もずっと言い続けるでしょう。分岐点の悪い方を選択しつづける人類のその先を見つめる出版社 – それが無象舎です。</text:span></text:p>
            <text:p><text:span text:style-name="T2"/></text:p>
            <text:p><text:span text:style-name="T1">出版物は</text:span><text:span text:style-name="T1">web</text:span><text:span text:style-name="T1">で読めます。感想・批判・苦情・関係ない話</text:span><text:span text:style-name="T1">etc...</text:span><text:span text:style-name="T1">なんでもお聞かせいただけたら幸いです。</text:span></text:p>
          </draw:text-box>
        </draw:frame>
        <draw:g draw:style-name="gr2">
          <draw:g draw:style-name="gr2">
            <draw:custom-shape draw:style-name="gr3" draw:text-style-name="P2" draw:layer="layout" svg:width="10.793cm" svg:height="11.604cm" svg:x="5.031cm" svg:y="9.18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4" draw:text-style-name="P3" draw:layer="layout" svg:width="4.04cm" svg:height="4.192cm" svg:x="8.299cm" svg:y="9.05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4" draw:text-style-name="P3" draw:layer="layout" svg:width="2.022cm" svg:height="2.095cm" svg:x="7.639cm" svg:y="12.971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4" draw:text-style-name="P3" draw:layer="layout" svg:width="2.02cm" svg:height="2.095cm" svg:x="9.369cm" svg:y="12.971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4" draw:text-style-name="P3" draw:layer="layout" svg:width="2.022cm" svg:height="2.095cm" svg:x="11.106cm" svg:y="12.971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5" draw:text-style-name="P3" draw:layer="layout" svg:width="1.01cm" svg:height="1.049cm" svg:x="7.305cm" svg:y="14.95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5" draw:text-style-name="P3" draw:layer="layout" svg:width="1.008cm" svg:height="1.049cm" svg:x="8.186cm" svg:y="14.95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5" draw:text-style-name="P3" draw:layer="layout" svg:width="1.011cm" svg:height="1.049cm" svg:x="9.042cm" svg:y="14.95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5" draw:text-style-name="P3" draw:layer="layout" svg:width="1.009cm" svg:height="1.049cm" svg:x="9.906cm" svg:y="14.95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5" draw:text-style-name="P3" draw:layer="layout" svg:width="1.01cm" svg:height="1.049cm" svg:x="10.785cm" svg:y="14.95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5" draw:text-style-name="P3" draw:layer="layout" svg:width="1.008cm" svg:height="1.049cm" svg:x="11.643cm" svg:y="14.95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5" draw:text-style-name="P3" draw:layer="layout" svg:width="1.01cm" svg:height="1.049cm" svg:x="12.504cm" svg:y="14.95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5cm" svg:height="0.504cm" svg:x="7.116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7cm" svg:height="0.504cm" svg:x="7.571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6cm" svg:height="0.504cm" svg:x="8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4cm" svg:height="0.504cm" svg:x="8.445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6cm" svg:height="0.504cm" svg:x="8.858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7cm" svg:height="0.504cm" svg:x="9.312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6cm" svg:height="0.504cm" svg:x="9.742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5cm" svg:height="0.504cm" svg:x="10.187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5cm" svg:height="0.504cm" svg:x="10.583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6cm" svg:height="0.504cm" svg:x="11.038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5cm" svg:height="0.504cm" svg:x="11.468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4cm" svg:height="0.504cm" svg:x="11.911cm" svg:y="15.937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6cm" svg:height="0.504cm" svg:x="12.357cm" svg:y="15.94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6cm" svg:height="0.504cm" svg:x="12.786cm" svg:y="15.94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6" draw:text-style-name="P3" draw:layer="layout" svg:width="0.503cm" svg:height="0.504cm" svg:x="13.231cm" svg:y="15.94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49cm" svg:x="7.032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2cm" svg:height="0.249cm" svg:x="7.26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1cm" svg:height="0.249cm" svg:x="7.475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49cm" svg:x="7.696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2cm" svg:height="0.249cm" svg:x="7.906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49cm" svg:x="8.131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1cm" svg:height="0.249cm" svg:x="8.346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5cm" svg:height="0.249cm" svg:x="8.567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2cm" svg:height="0.249cm" svg:x="8.768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1cm" svg:height="0.249cm" svg:x="8.997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2cm" svg:height="0.249cm" svg:x="9.21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49cm" svg:x="9.433cm" svg:y="16.359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4cm" svg:height="0.248cm" svg:x="9.657cm" svg:y="16.362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2cm" svg:height="0.248cm" svg:x="9.872cm" svg:y="16.362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4cm" svg:height="0.248cm" svg:x="10.092cm" svg:y="16.362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2cm" svg:height="0.251cm" svg:x="10.499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51cm" svg:x="10.727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51cm" svg:x="10.941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51cm" svg:x="11.163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51cm" svg:x="11.372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51cm" svg:x="11.598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51cm" svg:x="11.812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4cm" svg:height="0.251cm" svg:x="12.035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1cm" svg:height="0.251cm" svg:x="12.235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1cm" svg:height="0.251cm" svg:x="12.463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4cm" svg:height="0.251cm" svg:x="12.677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51cm" svg:x="12.898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4cm" svg:height="0.248cm" svg:x="13.123cm" svg:y="16.361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3cm" svg:height="0.248cm" svg:x="13.337cm" svg:y="16.361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4cm" svg:height="0.248cm" svg:x="13.559cm" svg:y="16.361cm">
              <draw:image xlink:href="Pictures/10000001000002C0000002FAE88DD00E.png" xlink:type="simple" xlink:show="embed" xlink:actuate="onLoad" draw:mime-type="image/png">
                <text:p/>
              </draw:image>
            </draw:frame>
            <draw:frame draw:style-name="gr7" draw:text-style-name="P4" draw:layer="layout" svg:width="0.252cm" svg:height="0.251cm" svg:x="10.301cm" svg:y="16.356cm">
              <draw:image xlink:href="Pictures/10000001000002C0000002FAE88DD00E.png" xlink:type="simple" xlink:show="embed" xlink:actuate="onLoad" draw:mime-type="image/png">
                <text:p/>
              </draw:image>
            </draw:frame>
          </draw:g>
          <draw:frame draw:style-name="gr8" draw:text-style-name="P3" draw:layer="layout" svg:width="11.2cm" svg:height="6.848cm" svg:x="4.9cm" svg:y="20.452cm">
            <draw:image xlink:href="Pictures/100000010000027100000270C07497FA.png" xlink:type="simple" xlink:show="embed" xlink:actuate="onLoad" draw:mime-type="image/png">
              <text:p/>
            </draw:image>
          </draw:frame>
        </draw:g>
        <draw:frame draw:style-name="gr9" draw:text-style-name="P6" draw:layer="layout" svg:width="15.061cm" svg:height="6.792cm" svg:x="2.939cm" svg:y="0cm">
          <draw:text-box>
            <text:p text:style-name="P5"><text:span text:style-name="T3">無象舎</text:span></text:p>
          </draw:text-box>
        </draw:frame>
        <draw:frame draw:style-name="gr10" draw:text-style-name="P7" draw:layer="layout" svg:width="15cm" svg:height="1.733cm" svg:x="2.939cm" svg:y="5.826cm">
          <draw:text-box>
            <text:p text:style-name="P5"><text:span text:style-name="T4">https://mzo.kuku9.net</text:span></text:p>
          </draw:text-box>
        </draw:frame>
        <draw:custom-shape draw:style-name="gr11" draw:text-style-name="P9" draw:layer="layout" svg:width="9.25cm" svg:height="4.5cm" svg:x="11.3cm" svg:y="23.55cm">
          <text:p text:style-name="P8"><text:span text:style-name="T5">５</text:span><text:span text:style-name="T6">分</text:span><text:span text:style-name="T7">だけも</text:span></text:p>
          <text:p text:style-name="P8"><text:span text:style-name="T8">話させてくださ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5.383cm" svg:height="6.5cm" svg:x="15.15cm" svg:y="8.25cm">
          <draw:text-box>
            <text:p text:style-name="P10"><text:span text:style-name="T9">こちらから</text:span></text:p>
            <text:p text:style-name="P10"><text:span text:style-name="T9">読めます</text:span></text:p>
          </draw:text-box>
        </draw:frame>
        <draw:frame draw:style-name="gr4" draw:text-style-name="P3" draw:layer="layout" svg:width="3.772cm" svg:height="3.772cm" svg:x="15.95cm" svg:y="10.428cm">
          <draw:image xlink:href="Pictures/100000010000010000000100B0023E7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IBM Plex Sans JP" svg:font-family="'IBM Plex Sans JP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JP2" svg:font-family="'Noto Sans CJK JP'" style:font-family-generic="swiss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Zen Maru Gothic Black" svg:font-family="'Zen Maru Gothic Black'" style:font-family-generic="swiss" style:font-pitch="variable"/>
    <style:font-face style:name="Zen Old Mincho" svg:font-family="'Zen Old Mincho'" style:font-pitch="variable"/>
  </office:font-face-decls>
  <office:styles>
    <draw:gradient draw:name="Gradient_20_21" draw:display-name="Gradient 21" draw:style="linear" draw:start-color="#ffffff" draw:end-color="#ffb66c" draw:start-intensity="100%" draw:end-intensity="100%" draw:angle="0deg" draw:border="0%">
      <loext:gradient-stop svg:offset="0" loext:color-type="rgb" loext:color-value="#ffffff"/>
      <loext:gradient-stop svg:offset="1" loext:color-type="rgb" loext:color-value="#ffb66c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opacity draw:name="Transparency_20_14" draw:display-name="Transparency 14" draw:style="linear" draw:start="0%" draw:end="100%" draw:angle="0deg" draw:border="15%">
      <loext:opacity-stop svg:offset="0" svg:stop-opacity="0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36.742707404</meta:creation-date>
    <dc:date>2024-03-20T16:04:42.401446071</dc:date>
    <meta:editing-duration>PT1H34M24S</meta:editing-duration>
    <meta:editing-cycles>3</meta:editing-cycles>
    <meta:generator>LibreOffice/7.6.5.2$Linux_X86_64 LibreOffice_project/60$Build-2</meta:generator>
    <meta:document-statistic meta:object-count="67"/>
  </office:meta>
</office:document-meta>
</file>